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>
      <style:paragraph-properties fo:text-align="justify" style:justify-single-word="false"/>
    </style:style>
    <style:style style:name="P2" style:family="paragraph" style:parent-style-name="Heading_20_1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BUcuerpoTrabajo"/>
      <text:h text:style-name="P2" text:outline-level="1">Documentación de usuario</text:h>
      <text:p text:style-name="P1">La documentación de usuario se encuentra en el siguiente enlace <text:a xlink:type="simple" xlink:href="https://blocklytocfacil.wordpress.com/" text:style-name="Internet_20_link" text:visited-style-name="Visited_20_Internet_20_Link">https://blocklytocfacil.wordpress.com/</text:a> .</text:p>
      <text:p text:style-name="P1">Se ha decidido utilizar un recurso externo para almacenar la documentación de usuario debido a que esta aplicación esta especialmente dirigida a alumnos del grado, y tener el manual de uso en una página web facilitaría su visualiz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loext:contextual-spacing="false"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class="text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E_DocumentacionUsuario.odt</text:file-name> v.<text:editing-cycles>179</text:editing-cycles> <text:title/><text:modification-date style:data-style-name="N103">14/feb/18</text:modification-dat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17:24</meta:creation-date>
    <meta:generator>OpenOffice/4.1.3$Win32 OpenOffice.org_project/413m1$Build-9783</meta:generator>
    <dc:date>2018-02-14T00:48:41.65</dc:date>
    <meta:editing-duration>P2DT4H3M32S</meta:editing-duration>
    <meta:editing-cycles>179</meta:editing-cycles>
    <dc:creator>Rosana Arnáiz Vicario</dc:creator>
    <meta:document-statistic meta:table-count="0" meta:image-count="0" meta:object-count="0" meta:page-count="2" meta:paragraph-count="4" meta:word-count="57" meta:character-count="412"/>
    <meta:user-defined meta:name="Mendeley Citation Style_1">http://www.zotero.org/styles/ieee</meta:user-defined>
    <meta:user-defined meta:name="Mendeley Document_1">True</meta:user-defined>
    <meta:user-defined meta:name="Mendeley Unique User Id_1">f43e7150-e4e5-36fa-8e8b-8761b13bbd82</meta:user-defined>
  </office:meta>
</office:document-meta>
</file>